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4.0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Outpu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c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upply voltag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Quiescent current (in mA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f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DC current gain (from datasheet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lector-emitter voltage drop (from datasheet)</text:p>
          </table:table-cell>
          <table:table-cell table:number-columns-repeated="61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utput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2" table:formula="of:=ROUND([.B7]/[.B6]; 2)" office:value-type="float" office:value="5.92" calcext:value-type="float">
            <text:p>5.92</text:p>
          </table:table-cell>
          <table:table-cell table:style-name="ce1" office:value-type="string" calcext:value-type="string">
            <text:p>RC / R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Zin</text:p>
          </table:table-cell>
          <table:table-cell table:style-name="ce2" table:formula="of:=ROUND((1 / ((1 / [.B4]) + (1 / [.B5]) + (1/ ([$Input.B4] * [.B6])))); 2)" office:value-type="float" office:value="931.59" calcext:value-type="float">
            <text:p>931.59</text:p>
          </table:table-cell>
          <table:table-cell table:style-name="ce1" office:value-type="string" calcext:value-type="string">
            <text:p>R1 // R2 // (Hfe * RE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2" table:formula="of:=ROUND(([.B12] / ([.B11] / [.B5])); 2)" office:value-type="float" office:value="6378.95" calcext:value-type="float">
            <text:p>6378.95</text:p>
          </table:table-cell>
          <table:table-cell table:style-name="ce1" office:value-type="string" calcext:value-type="string">
            <text:p>VR1 / (VR2 / R2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2" table:formula="of:=ROUND((0.1 * ([$Input.B4] * [.B6])); 2)" office:value-type="float" office:value="1200" calcext:value-type="float">
            <text:p>1200</text:p>
          </table:table-cell>
          <table:table-cell table:style-name="ce1" office:value-type="string" calcext:value-type="string">
            <text:p>0.1 * (Hfe * RE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style-name="ce2" table:formula="of:=ROUND(([.B8] / ([$Input.B3] * POWER(10; -3))); 2)" office:value-type="float" office:value="120" calcext:value-type="float">
            <text:p>120</text:p>
          </table:table-cell>
          <table:table-cell table:style-name="ce1" office:value-type="string" calcext:value-type="string">
            <text:p>VE / Ic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C</text:p>
          </table:table-cell>
          <table:table-cell table:style-name="ce2" table:formula="of:=ROUND((([$Input.B2] - [.B10]) / (([$Input.B3] * POWER(10; -3)))); 2)" office:value-type="float" office:value="710" calcext:value-type="float">
            <text:p>710</text:p>
          </table:table-cell>
          <table:table-cell table:style-name="ce1" office:value-type="string" calcext:value-type="string">
            <text:p>(Vcc - VC) / Ic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E</text:p>
          </table:table-cell>
          <table:table-cell table:style-name="ce1" table:formula="of:=0.1 * [$Input.B2]" office:value-type="float" office:value="1.2" calcext:value-type="float">
            <text:p>1.2</text:p>
          </table:table-cell>
          <table:table-cell table:style-name="ce1" office:value-type="string" calcext:value-type="string">
            <text:p>1/10 * Vcc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B</text:p>
          </table:table-cell>
          <table:table-cell table:style-name="ce2" table:formula="of:=SUM([.B8]; 0.7)" office:value-type="float" office:value="1.9" calcext:value-type="float">
            <text:p>1.9</text:p>
          </table:table-cell>
          <table:table-cell table:style-name="ce1" office:value-type="string" calcext:value-type="string">
            <text:p>VE + diode drop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C</text:p>
          </table:table-cell>
          <table:table-cell table:style-name="ce2" table:formula="of:=([$Input.B2] - [.B8] - [$Input.B5]) / 2" office:value-type="float" office:value="4.9" calcext:value-type="float">
            <text:p>4.9</text:p>
          </table:table-cell>
          <table:table-cell table:style-name="ce1" office:value-type="string" calcext:value-type="string">
            <text:p>(Vcc - VE - VCE) /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R2</text:p>
          </table:table-cell>
          <table:table-cell table:style-name="ce2" table:formula="of:=[.B9]" office:value-type="float" office:value="1.9" calcext:value-type="float">
            <text:p>1.9</text:p>
          </table:table-cell>
          <table:table-cell table:style-name="ce1" office:value-type="string" calcext:value-type="string">
            <text:p>VB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R1</text:p>
          </table:table-cell>
          <table:table-cell table:style-name="ce2" table:formula="of:=[$Input.B2] -[.B11]" office:value-type="float" office:value="10.1" calcext:value-type="float">
            <text:p>10.1</text:p>
          </table:table-cell>
          <table:table-cell table:style-name="ce1" office:value-type="string" calcext:value-type="string">
            <text:p>Vcc - VR2</text:p>
          </table:table-cell>
          <table:table-cell table:number-columns-repeated="61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4:15:00.89212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4-30T14:19:29.751150346</dc:date>
    <meta:editing-duration>PT4M29S</meta:editing-duration>
    <meta:editing-cycles>2</meta:editing-cycles>
    <meta:document-statistic meta:table-count="2" meta:cell-count="51" meta:object-count="0"/>
  </office:meta>
</office:document-meta>
</file>